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54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4.326cm"/>
      <style:paragraph-properties style:writing-mode="lr-tb"/>
    </style:style>
    <style:style style:name="gr4" style:family="graphic" style:parent-style-name="objectwithoutfill">
      <style:graphic-properties svg:stroke-width="0.051cm" draw:marker-start-width="0.279cm" draw:marker-end="Arrowheads_20_3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4" style:family="paragraph">
      <style:text-properties fo:font-size="8pt"/>
    </style:style>
    <style:style style:name="P5" style:family="paragraph">
      <loext:graphic-properties draw:fill="none" draw:fill-color="#ffffff"/>
      <style:text-properties fo:font-size="8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5.318cm" svg:x2="19.288cm" svg:y2="5.318cm">
          <text:p/>
        </draw:line>
        <draw:custom-shape draw:style-name="gr2" draw:text-style-name="P2" draw:layer="layout" svg:width="3.048cm" svg:height="1.27cm" svg:x="2.27cm" svg:y="2.524cm">
          <text:p text:style-name="P2"><text:span text:style-name="T1">Learning </text:span></text:p>
          <text:p text:style-name="P2"><text:span text:style-name="T1">R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27cm" svg:x="5.318cm" svg:y="7.35cm">
          <text:p text:style-name="P2"><text:span text:style-name="T1">Offline</text:span></text:p>
          <text:p text:style-name="P2"><text:span text:style-name="T1">Augment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27cm" svg:x="8.366cm" svg:y="2.524cm">
          <text:p text:style-name="P2"><text:span text:style-name="T1">Online</text:span></text:p>
          <text:p text:style-name="P2"><text:span text:style-name="T1">Augment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27cm" svg:x="11.414cm" svg:y="7.35cm">
          <text:p text:style-name="P2"><text:span text:style-name="T1">Grid</text:span></text:p>
          <text:p text:style-name="P2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1.27cm" svg:x="13.7cm" svg:y="2.524cm">
          <text:p text:style-name="P2"><text:span text:style-name="T1">Input Size / NMS / TTA</text:span></text:p>
          <text:p text:style-name="P2"><text:span text:style-name="T1">Tuning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794cm" svg:y1="3.794cm" svg:x2="3.794cm" svg:y2="5.318cm">
          <text:p/>
        </draw:line>
        <draw:line draw:style-name="gr5" draw:text-style-name="P1" draw:layer="layout" svg:x1="9.894cm" svg:y1="3.794cm" svg:x2="9.894cm" svg:y2="5.318cm">
          <text:p/>
        </draw:line>
        <draw:line draw:style-name="gr5" draw:text-style-name="P1" draw:layer="layout" svg:x1="16.194cm" svg:y1="3.794cm" svg:x2="16.194cm" svg:y2="5.318cm">
          <text:p/>
        </draw:line>
        <draw:line draw:style-name="gr6" draw:text-style-name="P1" draw:layer="layout" svg:x1="6.842cm" svg:y1="7.35cm" svg:x2="6.842cm" svg:y2="5.318cm">
          <text:p/>
        </draw:line>
        <draw:line draw:style-name="gr6" draw:text-style-name="P1" draw:layer="layout" svg:x1="12.938cm" svg:y1="7.35cm" svg:x2="12.942cm" svg:y2="5.319cm">
          <text:p/>
        </draw:line>
        <draw:frame draw:style-name="gr7" draw:text-style-name="P5" draw:layer="layout" svg:width="2.073cm" svg:height="0.887cm" svg:x="1.894cm" svg:y="4.002cm">
          <draw:text-box>
            <text:p text:style-name="P4"><text:span text:style-name="T2">best </text:span></text:p>
            <text:p text:style-name="P4"><text:span text:style-name="T2">learning </text:span><text:span text:style-name="T2">rate</text:span></text:p>
          </draw:text-box>
        </draw:frame>
        <draw:frame draw:style-name="gr7" draw:text-style-name="P5" draw:layer="layout" svg:width="3.046cm" svg:height="1.205cm" svg:x="3.995cm" svg:y="5.903cm">
          <draw:text-box>
            <text:p text:style-name="P4"><text:span text:style-name="T2">best </text:span></text:p>
            <text:p text:style-name="P4"><text:span text:style-name="T2">offline augmentation</text:span></text:p>
            <text:p text:style-name="P4"><text:span text:style-name="T2">combination</text:span></text:p>
          </draw:text-box>
        </draw:frame>
        <draw:frame draw:style-name="gr7" draw:text-style-name="P6" draw:layer="layout" svg:width="1.963cm" svg:height="0.645cm" svg:x="2.824cm" svg:y="1.97cm">
          <draw:text-box>
            <text:p><text:span text:style-name="T3">(ablation)</text:span></text:p>
          </draw:text-box>
        </draw:frame>
        <draw:frame draw:style-name="gr7" draw:text-style-name="P6" draw:layer="layout" svg:width="2.767cm" svg:height="0.645cm" svg:x="5.525cm" svg:y="8.571cm">
          <draw:text-box>
            <text:p><text:span text:style-name="T3">(permutations</text:span><text:span text:style-name="T3">)</text:span></text:p>
          </draw:text-box>
        </draw:frame>
        <draw:frame draw:style-name="gr7" draw:text-style-name="P6" draw:layer="layout" svg:width="1.963cm" svg:height="0.645cm" svg:x="8.925cm" svg:y="1.971cm">
          <draw:text-box>
            <text:p><text:span text:style-name="T3">(ablation)</text:span></text:p>
          </draw:text-box>
        </draw:frame>
        <draw:frame draw:style-name="gr7" draw:text-style-name="P6" draw:layer="layout" svg:width="2.767cm" svg:height="0.645cm" svg:x="11.626cm" svg:y="8.572cm">
          <draw:text-box>
            <text:p><text:span text:style-name="T3">(permutations)</text:span></text:p>
          </draw:text-box>
        </draw:frame>
        <draw:frame draw:style-name="gr7" draw:text-style-name="P7" draw:layer="layout" svg:width="2.631cm" svg:height="1.637cm" svg:x="7.496cm" svg:y="3.904cm">
          <draw:text-box>
            <text:p><text:span text:style-name="T2">best parameters </text:span></text:p>
            <text:p><text:span text:style-name="T2">for online </text:span></text:p>
            <text:p><text:span text:style-name="T2">augmentations</text:span></text:p>
            <text:p><text:span text:style-name="T4"/></text:p>
          </draw:text-box>
        </draw:frame>
        <draw:frame draw:style-name="gr7" draw:text-style-name="P6" draw:layer="layout" svg:width="1.963cm" svg:height="0.645cm" svg:x="15.226cm" svg:y="1.972cm">
          <draw:text-box>
            <text:p><text:span text:style-name="T3">(ablation)</text:span></text:p>
          </draw:text-box>
        </draw:frame>
        <draw:frame draw:style-name="gr7" draw:text-style-name="P7" draw:layer="layout" svg:width="2.932cm" svg:height="1.637cm" svg:x="10.297cm" svg:y="5.905cm">
          <draw:text-box>
            <text:p><text:span text:style-name="T2">best learning rate / </text:span></text:p>
            <text:p><text:span text:style-name="T2">batch size / loss </text:span></text:p>
            <text:p><text:span text:style-name="T2">combination</text:span></text:p>
            <text:p><text:span text:style-name="T4"/></text:p>
          </draw:text-box>
        </draw:frame>
        <draw:frame draw:style-name="gr7" draw:text-style-name="P7" draw:layer="layout" svg:width="3.313cm" svg:height="1.637cm" svg:x="12.897cm" svg:y="3.905cm">
          <draw:text-box>
            <text:p><text:span text:style-name="T2">best input size, </text:span></text:p>
            <text:p><text:span text:style-name="T2">thresholds for NMS </text:span><text:span text:style-name="T2">in </text:span></text:p>
            <text:p><text:span text:style-name="T2">combination with </text:span><text:span text:style-name="T2">TTA</text:span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64cm" fo:margin-bottom="18.372cm" fo:margin-left="0.053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10:59:17.947050332</meta:creation-date>
    <dc:date>2021-07-07T12:09:26.290593813</dc:date>
    <meta:editing-duration>PT49M17S</meta:editing-duration>
    <meta:editing-cycles>2</meta:editing-cycles>
    <meta:generator>LibreOffice/7.1.3.2$Linux_X86_64 LibreOffice_project/10$Build-2</meta:generator>
    <meta:document-statistic meta:object-count="21"/>
  </office:meta>
</office:document-meta>
</file>